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ourier New'" style:font-family-asian="'Courier New'" style:font-family-complex="'Courier New'"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ourier New'" style:font-family-asian="'Courier New'" style:font-family-complex="'Courier New'"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ourier New'" style:font-family-asian="'Courier New'" style:font-family-complex="'Courier New'"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ourier New'" style:font-family-asian="'Courier New'" style:font-family-complex="'Courier New'"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ourier New'" style:font-family-asian="'Courier New'" style:font-family-complex="'Courier New'"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ourier New'" style:font-family-asian="'Courier New'" style:font-family-complex="'Courier New'"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onsolas" style:font-family-asian="Consolas" style:font-family-complex="Consolas"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onsolas" style:font-family-asian="Consolas" style:font-family-complex="Consolas"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onsolas" style:font-family-asian="Consolas" style:font-family-complex="Consolas"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Consolas" style:font-family-asian="Consolas" style:font-family-complex="Consolas" fo:background-color="transparent" fo:color="#000000"/>
    </style:style>
    <style:style style:name="T20" style:family="text">
      <style:text-properties fo:font-size="12.00pt" fo:font-weight="normal" fo:font-family="Constantia" style:font-family-asian="Constantia" style:font-family-complex="Constantia" fo:background-color="transparent" fo:color="#000000"/>
    </style:style>
    <style:style style:name="T21" style:family="text">
      <style:text-properties fo:font-size="12.00pt" fo:font-weight="normal" fo:font-family="Constantia" style:font-family-asian="Constantia" style:font-family-complex="Constantia" fo:background-color="#ffff00" fo:color="#000000"/>
    </style:style>
    <style:style style:name="T22" style:family="text">
      <style:text-properties fo:font-size="12.00pt" fo:font-weight="normal" fo:font-family="Constantia" style:font-family-asian="Constantia" style:font-family-complex="Constantia" fo:background-color="transparent" fo:color="#000000"/>
    </style:style>
    <style:style style:name="T23" style:family="text">
      <style:text-properties fo:font-size="12.00pt" fo:font-weight="normal" fo:font-family="Constantia" style:font-family-asian="Constantia" style:font-family-complex="Constantia" fo:background-color="#ffff00" fo:color="#000000"/>
    </style:style>
    <style:style style:name="T24" style:family="text">
      <style:text-properties fo:font-size="12.00pt" fo:font-weight="normal" fo:font-family="Constantia" style:font-family-asian="Constantia" style:font-family-complex="Constantia" fo:background-color="transparent" fo:color="#000000"/>
    </style:style>
    <style:style style:name="T25" style:family="text">
      <style:text-properties fo:font-size="12.00pt" fo:font-weight="normal" fo:font-family="Constantia" style:font-family-asian="Constantia" style:font-family-complex="Constantia" fo:background-color="#ffff00"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Constantia" style:font-family-asian="Constantia" style:font-family-complex="Constantia"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Consolas" style:font-family-asian="Consolas" style:font-family-complex="Consolas"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Consolas" style:font-family-asian="Consolas" style:font-family-complex="Consolas"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Consolas" style:font-family-asian="Consolas" style:font-family-complex="Consolas"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Consolas" style:font-family-asian="Consolas" style:font-family-complex="Consolas" fo:background-color="transparent" fo:color="#000000"/>
    </style:style>
    <style:style style:name="T36" style:family="text">
      <style:text-properties fo:font-size="12.00pt" fo:font-weight="normal" fo:font-family="Consolas" style:font-family-asian="Consolas" style:font-family-complex="Consolas" fo:background-color="transparent" fo:color="#0066cc"/>
    </style:style>
    <style:style style:name="T37" style:family="text">
      <style:text-properties fo:font-size="12.00pt" fo:font-weight="normal" style:text-underline-mode="continuous" style:text-underline-type="single" style:text-underline-style="solid" style:text-underline-width="normal" fo:font-family="Consolas" style:font-family-asian="Consolas" style:font-family-complex="Consolas" fo:background-color="transparent" fo:color="#0000ff"/>
    </style:style>
    <style:style style:name="T38" style:family="text">
      <style:text-properties fo:font-size="12.00pt" fo:font-weight="normal" fo:font-family="Consolas" style:font-family-asian="Consolas" style:font-family-complex="Consolas" fo:background-color="transparent" fo:color="#0066cc"/>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Consolas" style:font-family-asian="Consolas" style:font-family-complex="Consolas"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Consolas" style:font-family-asian="Consolas" style:font-family-complex="Consolas" fo:background-color="transparent" fo:color="#0066cc"/>
    </style:style>
    <style:style style:name="T43" style:family="text">
      <style:text-properties fo:font-size="12.00pt" fo:font-weight="normal" fo:font-family="Consolas" style:font-family-asian="Consolas" style:font-family-complex="Consolas" fo:background-color="transparent" fo:color="#000000"/>
    </style:style>
    <style:style style:name="T44" style:family="text">
      <style:text-properties fo:font-size="12.00pt" fo:font-weight="normal" fo:font-family="Consolas" style:font-family-asian="Consolas" style:font-family-complex="Consolas" fo:background-color="#ffff00"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Consolas" style:font-family-asian="Consolas" style:font-family-complex="Consolas"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Consolas" style:font-family-asian="Consolas" style:font-family-complex="Consolas" fo:background-color="transparent" fo:color="#0066cc"/>
    </style:style>
    <style:style style:name="T49" style:family="text">
      <style:text-properties fo:font-size="12.00pt" fo:font-weight="normal" fo:font-family="Consolas" style:font-family-asian="Consolas" style:font-family-complex="Consolas" fo:background-color="#ffff00" fo:color="#0066cc"/>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Consolas" style:font-family-asian="Consolas" style:font-family-complex="Consolas"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Consolas" style:font-family-asian="Consolas" style:font-family-complex="Consolas"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onsolas" style:font-family-asian="Consolas" style:font-family-complex="Consolas" fo:background-color="transparent" style:use-window-font-color="true"/>
    </style:style>
    <style:style style:name="T56" style:family="text">
      <style:text-properties fo:font-size="12.00pt" fo:font-weight="normal" fo:font-family="Consolas" style:font-family-asian="Consolas" style:font-family-complex="Consolas" fo:background-color="#ffff00" style:use-window-font-color="true"/>
    </style:style>
    <style:style style:name="T57" style:family="text">
      <style:text-properties fo:font-size="12.00pt" fo:font-weight="normal" fo:font-family="Consolas" style:font-family-asian="Consolas" style:font-family-complex="Consolas"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Consolas" style:font-family-asian="Consolas" style:font-family-complex="Consolas" fo:background-color="transparent" fo:color="#ff0000"/>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Consolas" style:font-family-asian="Consolas" style:font-family-complex="Consolas"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bold"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Consolas" style:font-family-asian="Consolas" style:font-family-complex="Consolas" fo:background-color="transparent" fo:color="#ff0000"/>
    </style:style>
    <style:style style:name="T66" style:family="text">
      <style:text-properties fo:font-size="12.00pt" fo:font-weight="normal" fo:font-family="Consolas" style:font-family-asian="Consolas" style:font-family-complex="Consolas" fo:background-color="transparent" fo:color="#0066cc"/>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Consolas" style:font-family-asian="Consolas" style:font-family-complex="Consolas" fo:background-color="transparent" fo:color="#0066cc"/>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Consolas" style:font-family-asian="Consolas" style:font-family-complex="Consolas" fo:background-color="transparent" fo:color="#0066cc"/>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Consolas" style:font-family-asian="Consolas" style:font-family-complex="Consolas" fo:background-color="transparent" fo:color="#0066cc"/>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Consolas" style:font-family-asian="Consolas" style:font-family-complex="Consolas" fo:background-color="transparent" fo:color="#000000"/>
    </style:style>
    <style:style style:name="T75" style:family="text">
      <style:text-properties fo:font-size="12.00pt" fo:font-weight="normal" fo:font-family="Consolas" style:font-family-asian="Consolas" style:font-family-complex="Consolas" fo:background-color="#ffff00" fo:color="#000000"/>
    </style:style>
    <style:style style:name="T76" style:family="text">
      <style:text-properties fo:font-size="12.00pt" fo:font-weight="normal" fo:font-family="Consolas" style:font-family-asian="Consolas" style:font-family-complex="Consolas" fo:background-color="transparent" fo:color="#000000"/>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Consolas" style:font-family-asian="Consolas" style:font-family-complex="Consolas" fo:background-color="transparent" fo:color="#000000"/>
    </style:style>
    <style:style style:name="T79" style:family="text">
      <style:text-properties fo:font-size="12.00pt" fo:font-weight="normal" fo:font-family="Consolas" style:font-family-asian="Consolas" style:font-family-complex="Consolas" fo:background-color="#ffff00" fo:color="#000000"/>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Consolas" style:font-family-asian="Consolas" style:font-family-complex="Consolas" fo:background-color="#00ffff" fo:color="#000000"/>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Consolas" style:font-family-asian="Consolas" style:font-family-complex="Consolas" fo:background-color="transparent" fo:color="#000000"/>
    </style:style>
    <style:style style:name="T84" style:family="text">
      <style:text-properties fo:font-size="12.00pt" fo:font-weight="normal" fo:font-family="Consolas" style:font-family-asian="Consolas" style:font-family-complex="Consolas" fo:background-color="#ffff00" fo:color="#00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bold"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12/05/20 7:00AM</text:span></text:p>
      <text:p text:style-name="P1"><text:span text:style-name="T1">Continuing with the Greeter file.</text:span></text:p>
      <text:p text:style-name="P1"><text:span text:style-name="T2"/></text:p>
      <text:p text:style-name="P2"><text:span text:style-name="T3">I'm moving all the property names/values for the database from the -ds.xml file to the persistence file.</text:span></text:p>
      <text:p text:style-name="P2"><text:span text:style-name="T4"/></text:p>
      <text:p text:style-name="P2"><text:span text:style-name="T5"/></text:p>
      <text:p text:style-name="P2"><draw:frame text:anchor-type="as-char" svg:width="165.10mm" svg:height="78.53mm" style:rel-width="scale" style:rel-height="scale"><draw:object-ole xlink:href="OleObj1"/><draw:image xlink:href="ObjectReplacements/OleObj1"/></draw:frame><text:span text:style-name="T6"/></text:p>
      <text:p text:style-name="P2"><text:span text:style-name="T6"/></text:p>
      <text:p text:style-name="P2"><text:span text:style-name="T7">Persistence file:</text:span></text:p>
      <text:p text:style-name="P2"><text:span text:style-name="T8"/></text:p>
      <text:p text:style-name="P2"><draw:frame text:anchor-type="as-char" svg:width="165.10mm" svg:height="82.34mm" style:rel-width="scale" style:rel-height="scale"><draw:object-ole xlink:href="OleObj2"/><draw:image xlink:href="ObjectReplacements/OleObj2"/></draw:frame><text:span text:style-name="T8"/></text:p>
      <text:p text:style-name="P2"><text:span text:style-name="T8"/></text:p>
      <text:p text:style-name="P2"><text:span text:style-name="T9">Combined property names, data source path. Not sure about the proper way to map the actual jta-data-source,should I use jndi name? they are basically the same.</text:span></text:p>
      <text:p text:style-name="P2"><text:span text:style-name="T10"/></text:p>
      <text:p text:style-name="P2"><text:span text:style-name="T11">I found this in the console output:</text:span></text:p>
      <text:p text:style-name="P2"><text:span text:style-name="T12"/></text:p>
      <text:p text:style-name="P2"><text:span text:style-name="T13">HHH000412: Hibernate Core {5.3.14.Final-redhat-00001}</text:span></text:p>
      <text:p text:style-name="P2"><text:span text:style-name="T13">07:28:44,448 INFO<text:s text:c="2"/>[org.hibernate.cfg.Environment] </text:span></text:p>
      <text:p text:style-name="P2"><text:span text:style-name="T13">(ServerService Thread Pool -- 76) HHH000206: hibernate.properties not found</text:span></text:p>
      <text:p text:style-name="P2"><text:span text:style-name="T14"/></text:p>
      <text:p text:style-name="P2"><text:span text:style-name="T15">Hibernate Properties not found, and the Hibernate Core version.</text:span></text:p>
      <text:p text:style-name="P2"><text:span text:style-name="T16"/></text:p>
      <text:p text:style-name="P2"><text:span text:style-name="T17">This looks promising though:</text:span></text:p>
      <text:p text:style-name="P2"><text:span text:style-name="T18"/></text:p>
      <text:p text:style-name="P2"><text:span text:style-name="T19"><text:s/></text:span><text:span text:style-name="T20">WFLYJCA0005: Deploying non-JDBC-compliant driver class com.mysql.cj.jdbc.Driver (version 8.0)</text:span></text:p>
      <text:p text:style-name="P2"><text:span text:style-name="T20">07:28:43,909 INFO<text:s text:c="2"/>[org.jboss.as.connector.deployers.jdbc] (MSC service thread 1-3) WFLYJCA0018:<text:s/></text:span><text:span text:style-name="T21">Started Driver service with driver-name = mysql-connector-java-8.0.20.jar</text:span></text:p>
      <text:p text:style-name="P2"><text:span text:style-name="T22">07:28:43,920 INFO<text:s text:c="2"/>[org.jboss.as.connector.subsystems.datasources] (MSC service thread 1-8) WFLYJCA0001:<text:s/></text:span><text:span text:style-name="T23">Bound data source [java:/MySqlDS-2]</text:span></text:p>
      <text:p text:style-name="P2"><text:span text:style-name="T24">07:28:43,920 INFO<text:s text:c="2"/>[org.jboss.as.connector.subsystems.datasources] (MSC service thread 1-8) WFLYJCA0001:<text:s/></text:span><text:span text:style-name="T25">Bound data source [java:jboss/datasources/MySqlDS]</text:span></text:p>
      <text:p text:style-name="P2"><text:span text:style-name="T26"/></text:p>
      <text:p text:style-name="P2"><text:span text:style-name="T27">The driver and datasources are starting up.</text:span></text:p>
      <text:p text:style-name="P2"><text:span text:style-name="T27">Three persistence units are starting:</text:span></text:p>
      <text:p text:style-name="P2"><text:span text:style-name="T28"/></text:p>
      <text:p text:style-name="P2"><text:span text:style-name="T29">Starting Persistence Unit (phase 1 of 2) Service 'jboss-javaee-webapp.war#primary'</text:span></text:p>
      <text:p text:style-name="P2"><text:span text:style-name="T30"/></text:p>
      <text:p text:style-name="P2"><text:span text:style-name="T31"><text:s/>Starting Persistence Unit (phase 1 of 2) Service 'jboss-hibernate5.war#primary'</text:span></text:p>
      <text:p text:style-name="P2"><text:span text:style-name="T32"/></text:p>
      <text:p text:style-name="P2"><text:span text:style-name="T33">Starting Persistence Unit (phase 1 of 2) Service 'hibernate.tutorial.war#hibernate.tutorial'</text:span></text:p>
      <text:p text:style-name="P2"><text:span text:style-name="T34"/></text:p>
      <text:p text:style-name="P2"><text:span text:style-name="T35">But there is this:</text:span></text:p>
      <text:p text:style-name="P2"><text:span text:style-name="T36">Unexpected element '{</text:span><text:a xlink:href="http://xmlns.jcp.org/xml/ns/persistence}property"><text:span text:style-name="T37">http://xmlns.jcp.org/xml/ns/persistence}property</text:span></text:a><text:span text:style-name="T38">' encountered"}}</text:span></text:p>
      <text:p text:style-name="P2"><text:span text:style-name="T38">I must have the property values/syntax wrong.</text:span></text:p>
      <text:p text:style-name="P2"><text:span text:style-name="T39"/></text:p>
      <text:p text:style-name="P2"><text:span text:style-name="T40">Almost got it! I deleted the extra driver deployment with the jboss-greeter name:</text:span></text:p>
      <text:p text:style-name="P2"><text:span text:style-name="T41"/></text:p>
      <text:p text:style-name="P2"><text:span text:style-name="T42">05,710 ERROR [org.jboss.as.controller.management-operation] (Controller Boot Thread) WFLYCTL0013: Operation ("deploy") failed - address: ([("deployment" =&gt; "jboss-greeter.war")]) - failure description: {"WFLYCTL0080: Failed services" =&gt; {"jboss.deployment.unit.\"jboss-greeter.war\".PARSE" =&gt; "WFLYSRV0153: Failed to process phase PARSE of deployment \"jboss-greeter.war\"</text:span></text:p>
      <text:p text:style-name="P2"><text:span text:style-name="T43"><text:s text:c="4"/>Caused by: org.jboss.as.server.deployment.DeploymentUnitProcessingException: WFLYJPA0040: Failed to parse \"/C:/Users/MARKR/EAP-7.3.0/standalone/deployments/jboss-greeter.war/WEB-INF/classes/META-INF/persistence.xml\"</text:span></text:p>
      <text:p text:style-name="P2"><text:span text:style-name="T43"><text:s text:c="4"/>Caused by: com.ctc.wstx.exc.WstxUnexpectedCharException:<text:s/></text:span><text:span text:style-name="T44">Unexpected character ';' (code 59) excepted space, or '&gt;' or \"/&gt;\"</text:span></text:p>
      <text:p text:style-name="P2"><text:span text:style-name="T45"/></text:p>
      <text:p text:style-name="P2"><text:span text:style-name="T46">Back to this again!</text:span></text:p>
      <text:p text:style-name="P2"><text:span text:style-name="T47"/></text:p>
      <text:p text:style-name="P2"><text:span text:style-name="T48">(Controller Boot Thread) WFLYCTL0183: Service status report</text:span></text:p>
      <text:p text:style-name="P2"><text:span text:style-name="T48">WFLYCTL0186:<text:s text:c="3"/>Services which failed to start:<text:s text:c="6"/>service jboss.deployment.unit."</text:span><text:span text:style-name="T49">jboss-greeter.war".PARSE: WFLYSRV0153: Failed to process phase PARSE of deployment "jboss-greeter.war"</text:span></text:p>
      <text:p text:style-name="P2"><text:span text:style-name="T50"/></text:p>
      <text:p text:style-name="P2"><text:span text:style-name="T51">When I rebooted I got a server error, rebooting again.</text:span></text:p>
      <text:p text:style-name="P2"><text:span text:style-name="T51">Still it failed to deploy, error.</text:span></text:p>
      <text:p text:style-name="P2"><text:span text:style-name="T51">Damit! At least now it's saying they are bound:</text:span></text:p>
      <text:p text:style-name="P2"><text:span text:style-name="T52"/></text:p>
      <text:p text:style-name="P2"><draw:frame text:anchor-type="as-char" svg:width="165.10mm" svg:height="54.61mm" style:rel-width="scale" style:rel-height="scale"><draw:object-ole xlink:href="OleObj3"/><draw:image xlink:href="ObjectReplacements/OleObj3"/></draw:frame><text:span text:style-name="T52"/></text:p>
      <text:p text:style-name="P2"><text:span text:style-name="T52"/></text:p>
      <text:p text:style-name="P2"><text:span text:style-name="T53">I don't get this:</text:span></text:p>
      <text:p text:style-name="P2"><text:span text:style-name="T54"/></text:p>
      <text:p text:style-name="P2"><text:span text:style-name="T55">Description<text:tab/>Resource<text:tab/>Path<text:tab/>Location<text:tab/>Type</text:span></text:p>
      <text:p text:style-name="P2"><text:span text:style-name="T56">The persistence.xml file does not have supported content for this JPA platform</text:span><text:span text:style-name="T57">.<text:tab/>persistence.xml<text:tab/>/hibernate.tutorial/src/main/java/META-INF<text:tab/> <text:tab/></text:span></text:p>
      <text:p text:style-name="P2"><text:span text:style-name="T57">Another reboot after changing the JNDI for MySqlDS-2 to java:jboss/datasources/MySqlDS-2.</text:span></text:p>
      <text:p text:style-name="P2"><text:span text:style-name="T58"/></text:p>
      <text:p text:style-name="P2"><text:span text:style-name="T59"><text:s/>org.hibernate.MappingException: Unknown entity: org.jboss.hibernate.tutorial.entity.Department</text:span></text:p>
      <text:p text:style-name="P2"><text:span text:style-name="T60"/></text:p>
      <text:p text:style-name="P2"><text:span text:style-name="T61">WTF!! Unknown Entity..There's two-Department &amp; Employee..Guess I have to do a mapping file also??</text:span></text:p>
      <text:p text:style-name="P2"><text:span text:style-name="T62"/></text:p>
      <text:p text:style-name="P2"><text:span text:style-name="T63">Still get this also:</text:span></text:p>
      <text:p text:style-name="P2"><text:span text:style-name="T64"/></text:p>
      <text:p text:style-name="P2"><text:span text:style-name="T65">HHH000277: Could not bind factory to JNDI</text:span></text:p>
      <text:p text:style-name="P2"><text:span text:style-name="T66">org.hibernate.engine.jndi.JndiException: Error parsing JNDI name [sessionFactory]</text:span></text:p>
      <text:p text:style-name="P2"><text:span text:style-name="T67"/></text:p>
      <text:p text:style-name="P2"><text:span text:style-name="T68">HAHA! Rebuilt/Cleaned the project:</text:span></text:p>
      <text:p text:style-name="P2"><text:span text:style-name="T69"/></text:p>
      <text:p text:style-name="P2"><draw:frame text:anchor-type="as-char" svg:width="165.10mm" svg:height="52.49mm" style:rel-width="scale" style:rel-height="scale"><draw:object-ole xlink:href="OleObj4"/><draw:image xlink:href="ObjectReplacements/OleObj4"/></draw:frame><text:span text:style-name="T69"/></text:p>
      <text:p text:style-name="P2"><text:span text:style-name="T69"/></text:p>
      <text:p text:style-name="P2"><text:span text:style-name="T70">Damit! I might just get pissed and delete the whole thing and start over from scratch! Fuck it!</text:span></text:p>
      <text:p text:style-name="P2"><text:span text:style-name="T70">I deleted it from the server, not from the disc for now. I swear it's like greeter and tutorial file are linked someway! It's still showing up in the server, but not in the project explorer, and greeter has failed on the server and the tutorial project still shows up on there! WTF!</text:span></text:p>
      <text:p text:style-name="P2"><text:span text:style-name="T71"/></text:p>
      <text:p text:style-name="P2"><text:span text:style-name="T72">It's still coming up as they both failed, even though the tutorial is not in the project list:</text:span></text:p>
      <text:p text:style-name="P2"><text:span text:style-name="T73"/></text:p>
      <text:p text:style-name="P2"><text:span text:style-name="T74">failure description: {"WFLYCTL0080: Failed services" =&gt; {"jboss.deployment.unit.\"</text:span><text:span text:style-name="T75">hibernate.tutorial-0.0.1-SNAPSHOT.war</text:span><text:span text:style-name="T76">\".PARSE" =&gt; "WFLYSRV0153: Failed to process phase PARSE of deployment \"hibernate.tutorial-0.0.1-SNAPSHOT.war\"</text:span></text:p>
      <text:p text:style-name="P2"><text:span text:style-name="T77"/></text:p>
      <text:p text:style-name="P2"><text:span text:style-name="T78">Message:<text:s/></text:span><text:span text:style-name="T79">Unexpected element 'jta-data-source' encountered"}}</text:span></text:p>
      <text:p text:style-name="P2"><text:span text:style-name="T80"/></text:p>
      <text:p text:style-name="P2"><text:span text:style-name="T81">This could be the problem, it's in the persistence.xml file.</text:span></text:p>
      <text:p text:style-name="P2"><text:span text:style-name="T82"/></text:p>
      <text:p text:style-name="P2"><text:span text:style-name="T83">WFLYCTL0080: Failed services" =&gt; {"jboss.deployment.unit.\"jboss-greeter.war\".PARSE" =&gt; "WFLYSRV0153: Failed to process phase PARSE of deployment \"jboss-greeter.war\"</text:span></text:p>
      <text:p text:style-name="P2"><text:span text:style-name="T83"><text:s text:c="4"/>Caused by: org.jboss.as.server.deployment.DeploymentUnitProcessingException: WFLYJPA0040: Failed to parse<text:s/></text:span><text:span text:style-name="T84">\"/C:/Users/MARKR/EAP-7.3.0/standalone/deployments/jboss-greeter.war/WEB-INF/classes/META-INF/persistence.xml\"</text:span></text:p>
      <text:p text:style-name="P2"><text:span text:style-name="T85"/></text:p>
      <text:p text:style-name="P2"><text:span text:style-name="T86">I deleted tutorial from the management console also.</text:span></text:p>
      <text:p text:style-name="P2"><text:span text:style-name="T87"/></text:p>
      <text:p text:style-name="P2"><text:span text:style-name="T8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